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51C2C4EA.png"/>
  <manifest:file-entry manifest:media-type="image/png" manifest:full-path="Pictures/10000201000000C80000011B42844F8D.png"/>
  <manifest:file-entry manifest:media-type="image/png" manifest:full-path="Pictures/10000201000000C8000000C86FA9FD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829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8.415cm" svg:height="12.065cm" svg:x="1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17cm" svg:height="1.301cm" svg:x="9.255cm" svg:y="1.844cm">
          <draw:text-box>
            <text:p text:style-name="P2"><text:span text:style-name="T1">Internet</text:span></text:p>
          </draw:text-box>
        </draw:frame>
        <draw:frame draw:style-name="gr3" draw:text-style-name="P3" draw:layer="layout" svg:width="4.044cm" svg:height="2.553cm" svg:x="2.671cm" svg:y="13.687cm">
          <draw:text-box>
            <text:p text:style-name="P3"><text:span text:style-name="T2">VHDLLab client</text:span></text:p>
          </draw:text-box>
        </draw:frame>
        <draw:frame draw:style-name="gr3" draw:text-style-name="P3" draw:layer="layout" svg:width="4.044cm" svg:height="2.553cm" svg:x="14.736cm" svg:y="15.605cm">
          <draw:text-box>
            <text:p text:style-name="P3"><text:span text:style-name="T2">VHDLLab server</text:span></text:p>
          </draw:text-box>
        </draw:frame>
        <draw:connector draw:style-name="gr4" draw:text-style-name="P1" draw:layer="layout" svg:x1="4.528cm" svg:y1="8.62cm" svg:x2="7.985cm" svg:y2="5.726cm" draw:start-shape="id1" draw:start-glue-point="0" draw:end-shape="id2" draw:end-glue-point="3">
          <text:p/>
        </draw:connector>
        <draw:connector draw:style-name="gr4" draw:text-style-name="P1" draw:layer="layout" svg:x1="13.628cm" svg:y1="5.726cm" svg:x2="16.593cm" svg:y2="8.62cm" draw:start-shape="id2" draw:start-glue-point="1" draw:end-shape="id3" draw:end-glue-point="0">
          <text:p/>
        </draw:connector>
        <draw:frame draw:style-name="gr5" draw:text-style-name="P5" draw:layer="layout" svg:width="8.029cm" svg:height="1.716cm" svg:x="6.715cm" svg:y="18.78cm">
          <draw:text-box>
            <text:p text:style-name="P4"><text:span text:style-name="T3">VHDLLab projekt</text:span></text:p>
          </draw:text-box>
        </draw:frame>
        <draw:frame draw:style-name="gr6" draw:text-style-name="P1" draw:id="id2" draw:layer="layout" svg:width="5.643cm" svg:height="5.643cm" svg:x="7.985cm" svg:y="2.905cm">
          <draw:image xlink:href="Pictures/10000201000000C8000000C851C2C4EA.png" xlink:type="simple" xlink:show="embed" xlink:actuate="onLoad">
            <text:p/>
          </draw:image>
        </draw:frame>
        <draw:frame draw:style-name="gr6" draw:text-style-name="P1" draw:id="id1" draw:layer="layout" svg:width="5.643cm" svg:height="5.643cm" svg:x="1.707cm" svg:y="8.62cm">
          <draw:image xlink:href="Pictures/10000201000000C8000000C86FA9FD60.png" xlink:type="simple" xlink:show="embed" xlink:actuate="onLoad">
            <text:p/>
          </draw:image>
        </draw:frame>
        <draw:frame draw:style-name="gr6" draw:text-style-name="P1" draw:id="id3" draw:layer="layout" svg:width="5.643cm" svg:height="7.986cm" svg:x="13.772cm" svg:y="8.62cm">
          <draw:image xlink:href="Pictures/10000201000000C80000011B42844F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2T13:36:11</meta:creation-date>
    <dc:creator>Miro</dc:creator>
    <dc:date>2008-03-29T13:46:40</dc:date>
    <meta:editing-cycles>3</meta:editing-cycles>
    <meta:editing-duration>PT26M41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